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55000005783E4E4B5F2E988A34.jpg" manifest:media-type="image/jpeg"/>
  <manifest:file-entry manifest:full-path="Pictures/10000000000009C6000005AD0C26BE66CA21F787.jpg" manifest:media-type="image/jpeg"/>
  <manifest:file-entry manifest:full-path="Pictures/1000000000000AAA00000694CA31C01106753193.jpg" manifest:media-type="image/jpeg"/>
  <manifest:file-entry manifest:full-path="Pictures/100002010000020000000200F272A02A6FA452B0.png" manifest:media-type="image/png"/>
  <manifest:file-entry manifest:full-path="Pictures/1000000000000A3B000005C566DDCA536DB6E1C5.jpg" manifest:media-type="image/jpe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4"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5"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8"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9"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20"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1" style:family="paragraph" style:parent-style-name="Standard">
      <style:paragraph-properties fo:margin-top="0cm" fo:margin-bottom="0cm" loext:contextual-spacing="false"/>
      <style:text-properties style:font-name="Proxima Nova" fo:font-style="normal" officeooo:paragraph-rsid="0054e476" style:font-name-asian="Proxima Nova1" style:font-style-asian="normal" style:font-name-complex="Proxima Nova1" style:font-style-complex="normal"/>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fo:text-align="center" style:justify-single-word="false" fo:orphans="0" fo:widows="0"/>
    </style:style>
    <style:style style:name="P24"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25" style:family="paragraph" style:parent-style-name="Standard">
      <style:paragraph-properties fo:margin-top="0cm" fo:margin-bottom="0cm" loext:contextual-spacing="false" fo:line-height="100%" fo:text-align="justify" style:justify-single-word="false"/>
    </style:style>
    <style:style style:name="P26" style:family="paragraph" style:parent-style-name="Standard">
      <style:paragraph-properties fo:margin-top="0cm" fo:margin-bottom="0cm" loext:contextual-spacing="false" fo:text-align="center" style:justify-single-word="false"/>
    </style:style>
    <style:style style:name="P27" style:family="paragraph" style:parent-style-name="Standard">
      <style:paragraph-properties fo:margin-top="0cm" fo:margin-bottom="0cm" loext:contextual-spacing="false" fo:text-align="center" style:justify-single-word="false" fo:orphans="0" fo:widows="0"/>
    </style:style>
    <style:style style:name="P28" style:family="paragraph" style:parent-style-name="Standard">
      <style:paragraph-properties fo:margin-top="0cm" fo:margin-bottom="0cm" loext:contextual-spacing="false" fo:text-align="center" style:justify-single-word="false"/>
      <style:text-properties officeooo:paragraph-rsid="0013f305"/>
    </style:style>
    <style:style style:name="P29"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30" style:family="paragraph" style:parent-style-name="Standard">
      <style:paragraph-properties fo:margin-top="0cm" fo:margin-bottom="0cm" loext:contextual-spacing="false"/>
      <style:text-properties officeooo:rsid="00157b01" officeooo:paragraph-rsid="00157b01"/>
    </style:style>
    <style:style style:name="P31" style:family="paragraph" style:parent-style-name="Standard">
      <style:paragraph-properties fo:margin-top="0cm" fo:margin-bottom="0cm" loext:contextual-spacing="false"/>
      <style:text-properties officeooo:rsid="000ee685" officeooo:paragraph-rsid="00157b01"/>
    </style:style>
    <style:style style:name="P32"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33" style:family="paragraph" style:parent-style-name="Heading_20_3">
      <style:paragraph-properties fo:margin-top="0cm" fo:margin-bottom="0cm" loext:contextual-spacing="false"/>
    </style:style>
    <style:style style:name="P34" style:family="paragraph" style:parent-style-name="Heading_20_2">
      <style:paragraph-properties fo:margin-top="0cm" fo:margin-bottom="0cm" loext:contextual-spacing="false"/>
    </style:style>
    <style:style style:name="P35" style:family="paragraph" style:parent-style-name="Heading_20_2">
      <style:paragraph-properties fo:margin-top="0cm" fo:margin-bottom="0cm" loext:contextual-spacing="false"/>
      <style:text-properties officeooo:paragraph-rsid="003d7f4b"/>
    </style:style>
    <style:style style:name="P36" style:family="paragraph" style:parent-style-name="Heading_20_2">
      <style:paragraph-properties fo:margin-top="0cm" fo:margin-bottom="0cm" loext:contextual-spacing="false"/>
      <style:text-properties officeooo:paragraph-rsid="0054e476"/>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paragraph-rsid="003d7f4b"/>
    </style:style>
    <style:style style:name="P39" style:family="paragraph" style:parent-style-name="Heading_20_6">
      <style:paragraph-properties fo:margin-top="0cm" fo:margin-bottom="0cm" loext:contextual-spacing="false"/>
    </style:style>
    <style:style style:name="P40" style:family="paragraph" style:parent-style-name="Heading_20_6">
      <style:paragraph-properties fo:margin-top="0cm" fo:margin-bottom="0cm" loext:contextual-spacing="false" fo:line-height="100%" fo:text-align="center" style:justify-single-word="false"/>
    </style:style>
    <style:style style:name="P41" style:family="paragraph" style:parent-style-name="Heading_20_6">
      <style:paragraph-properties fo:margin-top="0cm" fo:margin-bottom="0cm" loext:contextual-spacing="false"/>
      <style:text-properties officeooo:rsid="000ee685" officeooo:paragraph-rsid="00157b01"/>
    </style:style>
    <style:style style:name="P42" style:family="paragraph" style:parent-style-name="Heading_20_6">
      <style:paragraph-properties fo:margin-top="0cm" fo:margin-bottom="0cm" loext:contextual-spacing="false"/>
      <style:text-properties officeooo:rsid="000ee685" officeooo:paragraph-rsid="002c88a1"/>
    </style:style>
    <style:style style:name="P43" style:family="paragraph" style:parent-style-name="Heading_20_6">
      <style:paragraph-properties fo:margin-top="0cm" fo:margin-bottom="0cm" loext:contextual-spacing="false"/>
      <style:text-properties officeooo:rsid="000ee685" officeooo:paragraph-rsid="003ffcd8"/>
    </style:style>
    <style:style style:name="P44"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45"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46" style:family="paragraph" style:parent-style-name="Footer">
      <style:paragraph-properties fo:text-align="end" style:justify-single-word="false"/>
    </style:style>
    <style:style style:name="P47" style:family="paragraph" style:parent-style-name="Heading_20_1">
      <style:paragraph-properties fo:margin-left="0cm" fo:margin-right="0cm" fo:margin-top="0cm" fo:margin-bottom="0cm" loext:contextual-spacing="false" fo:text-indent="0cm" style:auto-text-indent="false"/>
    </style:style>
    <style:style style:name="P48"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49"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50"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51"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53"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5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5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5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4e476" officeooo:paragraph-rsid="0054e476" style:font-name-asian="Proxima Nova1" style:font-style-asian="normal" style:font-name-complex="Proxima Nova1" style:font-style-complex="normal"/>
    </style:style>
    <style:style style:name="P60"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6c173" officeooo:paragraph-rsid="0056c173" style:font-name-asian="Proxima Nova1" style:font-style-asian="normal" style:font-name-complex="Proxima Nova1" style:font-style-complex="normal"/>
    </style:style>
    <style:style style:name="P61"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62" style:family="paragraph" style:parent-style-name="Standard">
      <style:text-properties officeooo:rsid="0019ab55" officeooo:paragraph-rsid="0019ab55"/>
    </style:style>
    <style:style style:name="P63" style:family="paragraph" style:parent-style-name="Standard">
      <style:text-properties officeooo:rsid="0019ab55" officeooo:paragraph-rsid="002c88a1"/>
    </style:style>
    <style:style style:name="P64" style:family="paragraph" style:parent-style-name="Standard">
      <style:text-properties officeooo:rsid="0019fc15" officeooo:paragraph-rsid="0019fc15"/>
    </style:style>
    <style:style style:name="P65" style:family="paragraph" style:parent-style-name="Standard">
      <style:text-properties officeooo:rsid="0019fc15" officeooo:paragraph-rsid="002c88a1"/>
    </style:style>
    <style:style style:name="P66" style:family="paragraph" style:parent-style-name="Standard">
      <style:text-properties officeooo:rsid="001d4044" officeooo:paragraph-rsid="001d4044"/>
    </style:style>
    <style:style style:name="P67" style:family="paragraph" style:parent-style-name="Standard">
      <style:text-properties officeooo:rsid="001d4044" officeooo:paragraph-rsid="002c88a1"/>
    </style:style>
    <style:style style:name="P68" style:family="paragraph" style:parent-style-name="Standard">
      <style:text-properties officeooo:paragraph-rsid="002c88a1"/>
    </style:style>
    <style:style style:name="P69" style:family="paragraph" style:parent-style-name="Standard">
      <style:text-properties officeooo:rsid="0023d841" officeooo:paragraph-rsid="002c88a1"/>
    </style:style>
    <style:style style:name="P70" style:family="paragraph" style:parent-style-name="Standard">
      <style:text-properties officeooo:rsid="00277173" officeooo:paragraph-rsid="003973a1"/>
    </style:style>
    <style:style style:name="P71" style:family="paragraph" style:parent-style-name="Standard">
      <style:text-properties officeooo:rsid="00250fa5" officeooo:paragraph-rsid="002c88a1"/>
    </style:style>
    <style:style style:name="P72" style:family="paragraph" style:parent-style-name="Standard">
      <style:text-properties officeooo:rsid="00297647" officeooo:paragraph-rsid="003973a1"/>
    </style:style>
    <style:style style:name="P73" style:family="paragraph" style:parent-style-name="Standard">
      <style:text-properties officeooo:rsid="001dca8d" officeooo:paragraph-rsid="002c88a1"/>
    </style:style>
    <style:style style:name="P74" style:family="paragraph" style:parent-style-name="Standard">
      <style:text-properties officeooo:rsid="00207287" officeooo:paragraph-rsid="002c88a1"/>
    </style:style>
    <style:style style:name="P75" style:family="paragraph" style:parent-style-name="Standard">
      <style:text-properties fo:font-style="italic" officeooo:rsid="002ef960" officeooo:paragraph-rsid="003973a1" style:font-style-asian="italic" style:font-style-complex="italic"/>
    </style:style>
    <style:style style:name="P76" style:family="paragraph" style:parent-style-name="Standard">
      <style:text-properties officeooo:rsid="00341bdc" officeooo:paragraph-rsid="00341bdc"/>
    </style:style>
    <style:style style:name="P77" style:family="paragraph" style:parent-style-name="Standard">
      <style:text-properties officeooo:rsid="00341bdc" officeooo:paragraph-rsid="0052f091"/>
    </style:style>
    <style:style style:name="P78" style:family="paragraph" style:parent-style-name="Standard">
      <style:text-properties officeooo:rsid="003559cb" officeooo:paragraph-rsid="003559cb"/>
    </style:style>
    <style:style style:name="P79" style:family="paragraph" style:parent-style-name="Standard">
      <style:text-properties officeooo:rsid="00375ccd" officeooo:paragraph-rsid="00375ccd"/>
    </style:style>
    <style:style style:name="P80" style:family="paragraph" style:parent-style-name="Standard">
      <style:text-properties officeooo:rsid="00315ab8" officeooo:paragraph-rsid="00315ab8"/>
    </style:style>
    <style:style style:name="P81" style:family="paragraph" style:parent-style-name="Standard">
      <style:text-properties officeooo:rsid="00525f55" officeooo:paragraph-rsid="00525f55"/>
    </style:style>
    <style:style style:name="P82" style:family="paragraph" style:parent-style-name="Standard">
      <style:text-properties fo:font-weight="bold" officeooo:rsid="003559cb" officeooo:paragraph-rsid="00525f55" style:font-weight-asian="bold" style:font-weight-complex="bold"/>
    </style:style>
    <style:style style:name="P83" style:family="paragraph" style:parent-style-name="Standard">
      <style:text-properties officeooo:rsid="00292cd0" officeooo:paragraph-rsid="003973a1"/>
    </style:style>
    <style:style style:name="P84" style:family="paragraph" style:parent-style-name="Heading_20_1">
      <style:paragraph-properties fo:break-before="page"/>
      <style:text-properties officeooo:paragraph-rsid="002c88a1"/>
    </style:style>
    <style:style style:name="P85" style:family="paragraph" style:parent-style-name="Heading_20_2">
      <style:text-properties officeooo:rsid="0019fc15" officeooo:paragraph-rsid="002c88a1"/>
    </style:style>
    <style:style style:name="P86" style:family="paragraph" style:parent-style-name="Heading_20_2">
      <style:text-properties officeooo:paragraph-rsid="002c88a1"/>
    </style:style>
    <style:style style:name="P87" style:family="paragraph" style:parent-style-name="Standard" style:list-style-name="L1">
      <style:text-properties officeooo:rsid="0019ab55" officeooo:paragraph-rsid="0019ab55"/>
    </style:style>
    <style:style style:name="P88" style:family="paragraph" style:parent-style-name="Standard" style:list-style-name="L2">
      <style:text-properties officeooo:paragraph-rsid="002c88a1"/>
    </style:style>
    <style:style style:name="P89" style:family="paragraph" style:parent-style-name="Standard" style:list-style-name="L2">
      <style:text-properties officeooo:rsid="0023d841" officeooo:paragraph-rsid="002c88a1"/>
    </style:style>
    <style:style style:name="P90" style:family="paragraph" style:parent-style-name="Standard" style:list-style-name="L2">
      <style:text-properties officeooo:rsid="00277173" officeooo:paragraph-rsid="002c88a1"/>
    </style:style>
    <style:style style:name="P91" style:family="paragraph" style:parent-style-name="Standard" style:list-style-name="L5">
      <style:text-properties officeooo:rsid="00277173" officeooo:paragraph-rsid="003973a1"/>
    </style:style>
    <style:style style:name="P92" style:family="paragraph" style:parent-style-name="Standard" style:list-style-name="L2">
      <style:text-properties officeooo:rsid="00250fa5" officeooo:paragraph-rsid="002c88a1"/>
    </style:style>
    <style:style style:name="P93" style:family="paragraph" style:parent-style-name="Standard" style:list-style-name="L5">
      <style:text-properties officeooo:rsid="00250fa5" officeooo:paragraph-rsid="003973a1"/>
    </style:style>
    <style:style style:name="P94" style:family="paragraph" style:parent-style-name="Standard">
      <style:text-properties officeooo:rsid="00250fa5" officeooo:paragraph-rsid="001d4044"/>
    </style:style>
    <style:style style:name="P95" style:family="paragraph" style:parent-style-name="Standard" style:list-style-name="L2">
      <style:text-properties officeooo:rsid="00297647" officeooo:paragraph-rsid="002c88a1"/>
    </style:style>
    <style:style style:name="P96" style:family="paragraph" style:parent-style-name="Standard" style:list-style-name="L5">
      <style:text-properties officeooo:rsid="00297647" officeooo:paragraph-rsid="003973a1"/>
    </style:style>
    <style:style style:name="P97" style:family="paragraph" style:parent-style-name="Standard" style:list-style-name="L3">
      <style:text-properties officeooo:rsid="00315ab8" officeooo:paragraph-rsid="00315ab8"/>
    </style:style>
    <style:style style:name="P98" style:family="paragraph" style:parent-style-name="Standard" style:list-style-name="L4">
      <style:text-properties officeooo:paragraph-rsid="003973a1"/>
    </style:style>
    <style:style style:name="P99" style:family="paragraph" style:parent-style-name="Standard" style:list-style-name="L5">
      <style:text-properties officeooo:rsid="00292cd0" officeooo:paragraph-rsid="003973a1"/>
    </style:style>
    <style:style style:name="P100" style:family="paragraph" style:parent-style-name="Standard" style:list-style-name="L5">
      <style:text-properties officeooo:rsid="002e21f6" officeooo:paragraph-rsid="003973a1"/>
    </style:style>
    <style:style style:name="P101" style:family="paragraph" style:parent-style-name="Standard" style:list-style-name="L6">
      <style:text-properties fo:font-style="normal" officeooo:rsid="00297647" officeooo:paragraph-rsid="003973a1" style:font-style-asian="normal" style:font-style-complex="normal"/>
    </style:style>
    <style:style style:name="P102" style:family="paragraph" style:parent-style-name="Standard" style:list-style-name="L7">
      <style:text-properties officeooo:paragraph-rsid="003973a1"/>
    </style:style>
    <style:style style:name="P103" style:family="paragraph" style:parent-style-name="Standard" style:list-style-name="L8">
      <style:text-properties officeooo:rsid="00341bdc" officeooo:paragraph-rsid="00341bdc"/>
    </style:style>
    <style:style style:name="P104" style:family="paragraph" style:parent-style-name="Standard" style:list-style-name="L8">
      <style:text-properties officeooo:rsid="00341bdc" officeooo:paragraph-rsid="0052f091"/>
    </style:style>
    <style:style style:name="P105" style:family="paragraph" style:parent-style-name="Standard" style:list-style-name="L8">
      <style:text-properties fo:font-weight="normal" officeooo:rsid="0052f091" officeooo:paragraph-rsid="0052f091" style:font-weight-asian="normal" style:font-weight-complex="normal"/>
    </style:style>
    <style:style style:name="P106"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07"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08" style:family="paragraph" style:parent-style-name="Standard">
      <style:paragraph-properties fo:margin-top="0cm" fo:margin-bottom="0cm" loext:contextual-spacing="false"/>
      <style:text-properties officeooo:rsid="000ee685" officeooo:paragraph-rsid="00375ccd"/>
    </style:style>
    <style:style style:name="P109"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0"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1"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2"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13" style:family="paragraph" style:parent-style-name="Standard" style:list-style-name="WWNum4">
      <style:paragraph-properties fo:margin-left="1.27cm" fo:margin-right="0cm" fo:margin-top="0cm" fo:margin-bottom="0cm" loext:contextual-spacing="true" fo:text-indent="-0.635cm" style:auto-text-indent="false"/>
    </style:style>
    <style:style style:name="P114"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15"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16"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17"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18"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19"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20" style:family="paragraph" style:parent-style-name="Standard" style:list-style-name="WWNum2">
      <style:paragraph-properties fo:margin-left="1.27cm" fo:margin-right="0cm" fo:margin-top="0cm" fo:margin-bottom="0cm" loext:contextual-spacing="true" fo:text-indent="-0.635cm" style:auto-text-indent="false"/>
    </style:style>
    <style:style style:name="P121"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22"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23"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24"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25"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P126" style:family="paragraph" style:parent-style-name="Heading_20_6">
      <style:paragraph-properties fo:margin-top="0cm" fo:margin-bottom="0cm" loext:contextual-spacing="false"/>
      <style:text-properties officeooo:rsid="000ee685" officeooo:paragraph-rsid="00375ccd"/>
    </style:style>
    <style:style style:name="P127" style:family="paragraph" style:parent-style-name="Contents_20_1">
      <style:paragraph-properties>
        <style:tab-stops>
          <style:tab-stop style:position="15.921cm" style:type="right" style:leader-style="dotted" style:leader-text="."/>
        </style:tab-stops>
      </style:paragraph-properties>
    </style:style>
    <style:style style:name="P128" style:family="paragraph" style:parent-style-name="Contents_20_2">
      <style:paragraph-properties>
        <style:tab-stops>
          <style:tab-stop style:position="15.921cm" style:type="right" style:leader-style="dotted" style:leader-text="."/>
        </style:tab-stops>
      </style:paragraph-properties>
    </style:style>
    <style:style style:name="P129"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973a1"/>
    </style:style>
    <style:style style:name="T29" style:family="text">
      <style:text-properties officeooo:rsid="003d7f4b"/>
    </style:style>
    <style:style style:name="T30" style:family="text">
      <style:text-properties officeooo:rsid="003ffcd8"/>
    </style:style>
    <style:style style:name="T31" style:family="text">
      <style:text-properties officeooo:rsid="004bee7a"/>
    </style:style>
    <style:style style:name="T32" style:family="text">
      <style:text-properties officeooo:rsid="004dc377"/>
    </style:style>
    <style:style style:name="T33" style:family="text">
      <style:text-properties officeooo:rsid="004f8b9c"/>
    </style:style>
    <style:style style:name="T34" style:family="text">
      <style:text-properties officeooo:rsid="00516987"/>
    </style:style>
    <style:style style:name="T35" style:family="text">
      <style:text-properties officeooo:rsid="00525f55"/>
    </style:style>
    <style:style style:name="T36" style:family="text">
      <style:text-properties fo:font-weight="normal" style:font-weight-asian="normal" style:font-weight-complex="normal"/>
    </style:style>
    <style:style style:name="T37" style:family="text">
      <style:text-properties fo:font-weight="normal" officeooo:rsid="0052f091" style:font-weight-asian="normal" style:font-weight-complex="normal"/>
    </style:style>
    <style:style style:name="T38" style:family="text">
      <style:text-properties officeooo:rsid="0052f091"/>
    </style:style>
    <style:style style:name="T39" style:family="text">
      <style:text-properties officeooo:rsid="0054e476"/>
    </style:style>
    <style:style style:name="T40" style:family="text">
      <style:text-properties officeooo:rsid="005713e7"/>
    </style:style>
    <style:style style:name="T41" style:family="text">
      <style:text-properties officeooo:rsid="005b6b1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bookmark text:name="_jby2ckm8ld11"/></text:p>
      <text:p text:style-name="P3"/>
      <text:p text:style-name="P3"/>
      <text:p text:style-name="P3"/>
      <text:p text:style-name="P3"/>
      <text:p text:style-name="P3"/>
      <text:p text:style-name="P3"/>
      <text:p text:style-name="P3"/>
      <text:p text:style-name="P3"/>
      <text:p text:style-name="P3"/>
      <text:p text:style-name="P48"><text:bookmark text:name="_c6vhzom27ucn"/></text:p>
      <text:p text:style-name="P44"><text:bookmark text:name="_e65ksybq9t8p"/>Projet “Garden Tensions”</text:p>
      <text:p text:style-name="P45"><text:bookmark text:name="_e65ksybq9t8p1"/>Agneray Aurore</text:p>
      <text:p text:style-name="P45"><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40"><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37"><text:soft-page-break/></text:p>
      <text:p text:style-name="P37"><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7"><text:a xlink:type="simple" xlink:href="#__RefHeading___Toc1332_1366049386" text:style-name="Index_20_Link" text:visited-style-name="Index_20_Link">Table des matières<text:tab/>2</text:a></text:p>
          <text:p text:style-name="P127"><text:a xlink:type="simple" xlink:href="#__RefHeading___Toc1334_1366049386" text:style-name="Index_20_Link" text:visited-style-name="Index_20_Link">1. Présentation générale<text:tab/>3</text:a></text:p>
          <text:p text:style-name="P128"><text:a xlink:type="simple" xlink:href="#__RefHeading___Toc1336_1366049386" text:style-name="Index_20_Link" text:visited-style-name="Index_20_Link">1.1. Prologue<text:tab/>3</text:a></text:p>
          <text:p text:style-name="P128"><text:a xlink:type="simple" xlink:href="#__RefHeading___Toc1338_1366049386" text:style-name="Index_20_Link" text:visited-style-name="Index_20_Link">1.2. Archétype<text:tab/>3</text:a></text:p>
          <text:p text:style-name="P128"><text:a xlink:type="simple" xlink:href="#__RefHeading___Toc1340_1366049386" text:style-name="Index_20_Link" text:visited-style-name="Index_20_Link">1.3. Règles du jeu<text:tab/>3</text:a></text:p>
          <text:p text:style-name="P128"><text:a xlink:type="simple" xlink:href="#__RefHeading___Toc1342_1366049386" text:style-name="Index_20_Link" text:visited-style-name="Index_20_Link">1.4. Ressources<text:tab/>6</text:a></text:p>
          <text:p text:style-name="P127"><text:a xlink:type="simple" xlink:href="#__RefHeading___Toc1344_1366049386" text:style-name="Index_20_Link" text:visited-style-name="Index_20_Link">2. Description et conception des états<text:tab/>8</text:a></text:p>
          <text:p text:style-name="P128"><text:a xlink:type="simple" xlink:href="#__RefHeading___Toc1346_1366049386" text:style-name="Index_20_Link" text:visited-style-name="Index_20_Link">2.1. Description des états<text:tab/>8</text:a></text:p>
          <text:p text:style-name="P129"><text:a xlink:type="simple" xlink:href="#__RefHeading___Toc1348_1366049386" text:style-name="Index_20_Link" text:visited-style-name="Index_20_Link">2.1.1. Etat des éléments fixes<text:tab/>8</text:a></text:p>
          <text:p text:style-name="P129"><text:a xlink:type="simple" xlink:href="#__RefHeading___Toc1350_1366049386" text:style-name="Index_20_Link" text:visited-style-name="Index_20_Link">2.1.2. Etat des éléments déplaçables<text:tab/>9</text:a></text:p>
          <text:p text:style-name="P129"><text:a xlink:type="simple" xlink:href="#__RefHeading___Toc1352_1366049386" text:style-name="Index_20_Link" text:visited-style-name="Index_20_Link">2.1.3. Etat général<text:tab/>9</text:a></text:p>
          <text:p text:style-name="P128"><text:a xlink:type="simple" xlink:href="#__RefHeading___Toc1354_1366049386" text:style-name="Index_20_Link" text:visited-style-name="Index_20_Link">2.2. Conception Logicielle<text:tab/>10</text:a></text:p>
          <text:p text:style-name="P127"><text:a xlink:type="simple" xlink:href="#__RefHeading___Toc1356_1366049386" text:style-name="Index_20_Link" text:visited-style-name="Index_20_Link">3. Rendu : stratégie et conception<text:tab/>12</text:a></text:p>
          <text:p text:style-name="P128"><text:a xlink:type="simple" xlink:href="#__RefHeading___Toc1327_2030452551" text:style-name="Index_20_Link" text:visited-style-name="Index_20_Link">3.1. Stratégie de rendu d’un état<text:tab/>12</text:a></text:p>
          <text:p text:style-name="P128"><text:a xlink:type="simple" xlink:href="#__RefHeading___Toc1329_2030452551" text:style-name="Index_20_Link" text:visited-style-name="Index_20_Link">3.2. Conception logiciel<text:tab/>12</text:a></text:p>
          <text:p text:style-name="P127"><text:a xlink:type="simple" xlink:href="#__RefHeading___Toc1516_599785842" text:style-name="Index_20_Link" text:visited-style-name="Index_20_Link">4. Règles de changement d’état et moteur de jeu<text:tab/>14</text:a></text:p>
          <text:p text:style-name="P128"><text:a xlink:type="simple" xlink:href="#__RefHeading___Toc1327_20304525511" text:style-name="Index_20_Link" text:visited-style-name="Index_20_Link">4.1. Règles de changement d’état<text:tab/>14</text:a></text:p>
          <text:p text:style-name="P128"><text:a xlink:type="simple" xlink:href="#__RefHeading___Toc1329_20304525511" text:style-name="Index_20_Link" text:visited-style-name="Index_20_Link">4.2. Changements en bref<text:tab/>14</text:a></text:p>
          <text:p text:style-name="P128"><text:a xlink:type="simple" xlink:href="#__RefHeading___Toc1518_599785842" text:style-name="Index_20_Link" text:visited-style-name="Index_20_Link">4.3. Changements détaillés<text:tab/>15</text:a></text:p>
          <text:p text:style-name="P128"><text:a xlink:type="simple" xlink:href="#__RefHeading___Toc1520_599785842" text:style-name="Index_20_Link" text:visited-style-name="Index_20_Link">4.4. Conception logicielle<text:tab/>17</text:a></text:p>
          <text:p text:style-name="P127"><text:a xlink:type="simple" xlink:href="#__RefHeading___Toc1334_13660493861" text:style-name="Index_20_Link" text:visited-style-name="Index_20_Link">5. Intelligence artificielle<text:tab/>19</text:a></text:p>
          <text:p text:style-name="P128"><text:a xlink:type="simple" xlink:href="#__RefHeading___Toc1336_13660493861" text:style-name="Index_20_Link" text:visited-style-name="Index_20_Link">5.1. Intelligence aléatoire<text:tab/>19</text:a></text:p>
          <text:p text:style-name="P128"><text:a xlink:type="simple" xlink:href="#__RefHeading___Toc1336_136604938611" text:style-name="Index_20_Link" text:visited-style-name="Index_20_Link">5.2. Intelligence heuristique<text:tab/>19</text:a></text:p>
          <text:p text:style-name="P128"><text:a xlink:type="simple" xlink:href="#__RefHeading___Toc1691_1135425869" text:style-name="Index_20_Link" text:visited-style-name="Index_20_Link">5.3. Intelligence avancée<text:tab/>19</text:a></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7"><text:bookmark text:name="_91l56hi50gbe"/><text:bookmark-start text:name="__RefHeading___Toc1334_1366049386"/>1. Présentation générale<text:bookmark-end text:name="__RefHeading___Toc1334_1366049386"/></text:p>
      <text:p text:style-name="P3"/>
      <text:p text:style-name="P34"><text:bookmark text:name="_kx7gnecg3x0z"/><text:bookmark-start text:name="__RefHeading___Toc1336_1366049386"/>1.1. Prologue<text:bookmark-end text:name="__RefHeading___Toc1336_1366049386"/></text:p>
      <text:p text:style-name="P3"/>
      <text:p text:style-name="P53">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4"/>
      <text:p text:style-name="P53">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34"><text:bookmark text:name="_2b9gkrj1fiou"/><text:bookmark-start text:name="__RefHeading___Toc1338_1366049386"/>1.2. Archétype<text:bookmark-end text:name="__RefHeading___Toc1338_1366049386"/></text:p>
      <text:p text:style-name="P50"/>
      <text:p text:style-name="P55">Ce projet est globalement inspiré du jeu Risk du point de vue des règles de conquêtes de territoires. En ce qui concerne la gestion des ressources et des cellules, cela s’inspire plutôt de Civilization.</text:p>
      <text:p text:style-name="P50"/>
      <text:p text:style-name="P34"><text:bookmark text:name="_j3sxjlk7q7ay"/><text:bookmark-start text:name="__RefHeading___Toc1340_1366049386"/>1.3. Règles du jeu<text:bookmark-end text:name="__RefHeading___Toc1340_1366049386"/></text:p>
      <text:p text:style-name="P50"/>
      <text:p text:style-name="P52"><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56">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text:soft-page-break/></text:p>
      <text:p text:style-name="P5"/>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6">Type de cellule</text:p>
          </table:table-cell>
          <table:table-cell table:style-name="Tableau1.A1" office:value-type="string">
            <text:p text:style-name="P16">Technologie à développer</text:p>
          </table:table-cell>
          <table:table-cell table:style-name="Tableau1.A1" office:value-type="string">
            <text:p text:style-name="P16">Ressources nécessaires</text:p>
          </table:table-cell>
          <table:table-cell table:style-name="Tableau1.A1" office:value-type="string">
            <text:p text:style-name="P23"><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23"><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5"/>
      <text:p text:style-name="P40"><text:bookmark text:name="_kheiij8yojeq"/>FIGURE 2 - Ressources nécessaires pour conquérir les cellules spéciales et avantages qu’elles procurent une fois conquises</text:p>
      <text:p text:style-name="P5"/>
      <text:p text:style-name="P8"/>
      <text:p text:style-name="P55">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text:soft-page-break/></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6">Capacité spéciale</text:p>
          </table:table-cell>
          <table:table-cell table:style-name="Tableau2.A1" office:value-type="string">
            <text:p text:style-name="P16">Cuisiniers</text:p>
          </table:table-cell>
          <table:table-cell table:style-name="Tableau2.A1" office:value-type="string">
            <text:p text:style-name="P16">Forgerons</text:p>
          </table:table-cell>
          <table:table-cell table:style-name="Tableau2.A1" office:value-type="string">
            <text:p text:style-name="P16">Mineurs</text:p>
          </table:table-cell>
          <table:table-cell table:style-name="Tableau2.A1" office:value-type="string">
            <text:p text:style-name="P16">Bûcherons</text:p>
          </table:table-cell>
        </table:table-row>
        <table:table-row table:style-name="Tableau2.2">
          <table:table-cell table:style-name="Tableau2.A1" office:value-type="string">
            <text:p text:style-name="P6">Pillage</text:p>
          </table:table-cell>
          <table:table-cell table:style-name="Tableau2.A1" office:value-type="string">
            <text:p text:style-name="P23"><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3"><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23"><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23"><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5"/>
      <text:p text:style-name="P39"><text:bookmark text:name="_fpqb0r1q0j8d"/>FIGURE 3 - Capacités spéciales des clans</text:p>
      <text:p text:style-name="P5"/>
      <text:p text:style-name="P56">Le jeu se déroule au tour par tour, chaque tour étant composé de 2 phases : la phase de conquête et la phase de renfort.</text:p>
      <text:p text:style-name="P5"/>
      <text:p text:style-name="P18">Phase de conquête :</text:p>
      <text:p text:style-name="P5"/>
      <text:p text:style-name="P56">Durant cette phase, le joueur peut conquérir des cellules adjacentes à ses propres cellules. Celles-ci peuvent être vides ou déjà conquises par son adversaire. Dans ce dernier cas, un combat a lieu.</text:p>
      <text:p text:style-name="P5"/>
      <text:p text:style-name="P54">Déroulement d’un combat : </text:p>
      <text:p text:style-name="P5"/>
      <text:p text:style-name="P56">Chaque joueur tire un nombre entre 1 et 6 autant de fois qu’il a de créatures sur sa cellule concernée par le combat, le score du joueur est la somme de ces nombres. Le joueur qui a le score le plus élevé remporte le combat.</text:p>
      <text:p text:style-name="P5"/>
      <text:list xml:id="list3631868561941306080" text:style-name="WWNum8">
        <text:list-item>
          <text:p text:style-name="P109">Si l’attaquant remporte le combat avec N créatures, la cellule du défenseur lui appartient et elle dispose alors de N - 1 créatures, la dernière étant restée sur la cellule de l’attaquant.</text:p>
        </text:list-item>
        <text:list-item>
          <text:p text:style-name="P109"><text:soft-page-break/>Si le défenseur remporte le combat, sa cellule reste intacte et la cellule de l’assaillant ayant attaqué avec N créatures n’en dispose désormais que d’une seule.</text:p>
        </text:list-item>
        <text:list-item>
          <text:p text:style-name="P109">S’il y a égalité, on considère que le défenseur a remporté le combat et la règle précédente s’applique.</text:p>
        </text:list-item>
      </text:list>
      <text:p text:style-name="P51"><text:tab/></text:p>
      <text:p text:style-name="P49">Phase de renfort :</text:p>
      <text:p text:style-name="P3"/>
      <text:p text:style-name="P55">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52"><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50"/>
      <text:p text:style-name="P34"><text:bookmark text:name="_84f1qgny8774"/><text:bookmark-start text:name="__RefHeading___Toc1342_1366049386"/>1.4. Ressources<text:bookmark-end text:name="__RefHeading___Toc1342_1366049386"/></text:p>
      <text:p text:style-name="P3"/>
      <text:p text:style-name="P3">Globalement nous aurons besoin : </text:p>
      <text:list xml:id="list8297752192582494879" text:style-name="WWNum4">
        <text:list-item>
          <text:p text:style-name="P112">de cellules hexagonales (image format png 512*512 pixels) :</text:p>
        </text:list-item>
      </text:list>
      <text:p text:style-name="P28"><draw:frame draw:style-name="fr2" draw:name="image3.png" text:anchor-type="as-char" svg:width="12.226cm" svg:height="12.226cm" draw:z-index="3"><draw:image xlink:href="Pictures/100000000000020000000200D3B9E883486F08CE.png" xlink:type="simple" xlink:show="embed" xlink:actuate="onLoad"/><svg:desc>hexa2.png</svg:desc></draw:frame></text:p>
      <text:p text:style-name="Heading_20_6"><text:bookmark text:name="_witastcf4pa9"/><text:soft-page-break/>FIGURE 4 - Hexagones représentant les cases</text:p>
      <text:p text:style-name="P9"/>
      <text:list xml:id="list205525454605358" text:continue-numbering="true" text:style-name="WWNum4">
        <text:list-item>
          <text:p text:style-name="P113"><text:span text:style-name="T1">d’un </text:span>filtre<text:span text:style-name="T1"> hexagonal coloré pour signaler l’appartenance d’une cellule à un joueur</text:span></text:p>
        </text:list-item>
        <text:list-item>
          <text:p text:style-name="P112">d’un fond d’écran (pour le moment on considère que le fond sera uni)</text:p>
        </text:list-item>
        <text:list-item>
          <text:p text:style-name="P113"><text:span text:style-name="T1">des group</text:span>es de <text:span text:style-name="T1">personnages (image format png </text:span>512<text:span text:style-name="T1">*</text:span>512<text:span text:style-name="T1"> pixels) : </text:span></text:p>
        </text:list-item>
      </text:list>
      <text:p text:style-name="P3"/>
      <text:p text:style-name="P26"><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9"><text:bookmark text:name="_u3cbt1ecc7f8"/>FIGURE 5 - Textures pour les personnages</text:p>
      <text:p text:style-name="P47"><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text:bookmark text:name="_azlpaebh2a40"/><text:bookmark-start text:name="__RefHeading___Toc1344_1366049386"/><text:soft-page-break/>2. Description et conception des états<text:bookmark-end text:name="__RefHeading___Toc1344_1366049386"/></text:p>
      <text:p text:style-name="P1"/>
      <text:p text:style-name="P34"><text:bookmark text:name="_6sw6a383h2bh"/><text:bookmark-start text:name="__RefHeading___Toc1346_1366049386"/>2.1. Description des états<text:bookmark-end text:name="__RefHeading___Toc1346_1366049386"/></text:p>
      <text:p text:style-name="P1"/>
      <text:p text:style-name="P25"><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52">Dans notre code nous créerons donc <text:span text:style-name="T8">deux tableaux d’éléments</text:span> : un contenant les cellules hexagonales, et un autre contenant les créatures disposées sur la grille de jeu.</text:p>
      <text:p text:style-name="P5"/>
      <text:p text:style-name="P25">T<text:span text:style-name="T1">ous les éléments de la grille doivent poss</text:span>éder<text:span text:style-name="T1"> les propriétés suivantes :</text:span></text:p>
      <text:p text:style-name="P25"/>
      <text:list xml:id="list1827109367576672561" text:style-name="WWNum7">
        <text:list-item>
          <text:p text:style-name="P110">Coordonnées (x,y) dans la grille</text:p>
        </text:list-item>
        <text:list-item>
          <text:p text:style-name="P110">Identifiant de type d’élément (nombre qui indiquera la classe de l’élément)</text:p>
        </text:list-item>
        <text:list-item>
          <text:p text:style-name="P114">Le nombre de créatures présentes (soit sur la cellule, soit dans le groupe de créatures)</text:p>
        </text:list-item>
      </text:list>
      <text:p text:style-name="P4"/>
      <text:p text:style-name="P25"><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5"/>
      <text:list xml:id="list7603793577343006850" text:style-name="WWNum1">
        <text:list-item>
          <text:p text:style-name="P115"><text:span text:style-name="T1">Nom du clan</text:span> </text:p>
        </text:list-item>
        <text:list-item>
          <text:p text:style-name="P115">Liste des créatures appartenant au joueur disposées sur la carte </text:p>
        </text:list-item>
        <text:list-item>
          <text:p text:style-name="P111">Nombre de créatures en stock (qui n’ont pas encore été disposées sur la carte lors de la phase de renfort)</text:p>
        </text:list-item>
        <text:list-item>
          <text:p text:style-name="P115">Noms <text:span text:style-name="T1">des</text:span> cellules spéciales conquises</text:p>
        </text:list-item>
        <text:list-item>
          <text:p text:style-name="P111">Nombre de points de conquête</text:p>
        </text:list-item>
        <text:list-item>
          <text:p text:style-name="P115"><text:span text:style-name="T1">Coordonnées de la dernière </text:span>cellule <text:span text:style-name="T1">sélectionnée</text:span></text:p>
        </text:list-item>
        <text:list-item>
          <text:p text:style-name="P111">Quantités de ressources possédées (nourriture, métaux, pierres, bois)</text:p>
        </text:list-item>
        <text:list-item>
          <text:p text:style-name="P111">Nombre de zones (herbe, boue ou sable) conquises</text:p>
        </text:list-item>
      </text:list>
      <text:p text:style-name="P25"/>
      <text:p text:style-name="P61"><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22">Elles devront donc comporter les propriétés :</text:p>
      <text:list xml:id="list5299834578993280854" text:style-name="WWNum6">
        <text:list-item>
          <text:p text:style-name="P116">Nombre de personnages présents sur la cellule (attribut issu de la classe mère)</text:p>
        </text:list-item>
        <text:list-item>
          <text:p text:style-name="P116">Joueur présent sur la cellule (désignera la couleur du filtre de la cellule)</text:p>
        </text:list-item>
        <text:list-item>
          <text:p text:style-name="P116">Etat de la cellule lié aux capacités utilisées par les joueurs : normal, empoisonnée ou protégée</text:p>
        </text:list-item>
      </text:list>
      <text:p text:style-name="P22"/>
      <text:p text:style-name="P22">Nous travaillerons néanmoins sur plusieurs types de cellules, qui auront chacun leur spécificité.</text:p>
      <text:p text:style-name="P1"/>
      <text:p text:style-name="P22">Les trois types de cellules qui suivent sont des cellules de zones qui génèrent des ressources.</text:p>
      <text:p text:style-name="P22"><text:tab/></text:p>
      <text:list xml:id="list5826393328486158525" text:style-name="WWNum5">
        <text:list-item>
          <text:p text:style-name="P117">Les cellules « herbe » : comporteront la texture herbe</text:p>
        </text:list-item>
        <text:list-item>
          <text:p text:style-name="P117">Les cellules «sable» : comporteront la texture sable</text:p>
        </text:list-item>
        <text:list-item>
          <text:p text:style-name="P117"><text:soft-page-break/>Les cellules «boue» : comporteront la texture boue</text:p>
        </text:list-item>
      </text:list>
      <text:p text:style-name="P1"/>
      <text:p text:style-name="P1"/>
      <text:p text:style-name="P22">Les quatre types de cellules suivants apportent un pouvoir au clan auquel elles appartiennent. On associera ce pouvoir dans le moteur de jeu grâce à l’attribut SpecialCellID.</text:p>
      <text:p text:style-name="P22"/>
      <text:list xml:id="list8762153379141897772" text:style-name="WWNum2">
        <text:list-item>
          <text:p text:style-name="P118">La cellule «ciel» : comportera la texture ciel/jet-pack. Permet d’attaquer n’importe quelle <text:tab/>case adverse, quelle que soit sa position. </text:p>
        </text:list-item>
        <text:list-item>
          <text:p text:style-name="P118">La cellule «sucreries» : comportera la texture sucreries. Permet de générer trois personnages supplémentaires lors de la phase de renfort. </text:p>
        </text:list-item>
        <text:list-item>
          <text:p text:style-name="P120">La cellule «barbecue» : comportera la texture barbecue. Permet de tuer gratuitement 3 personnages d’une case adverse adjacente. </text:p>
        </text:list-item>
        <text:list-item>
          <text:p text:style-name="P120">La cellule «piscine» : comportera la texture piscine. Même pouvoir que pour la case «barbecue ». </text:p>
        </text:list-item>
      </text:list>
      <text:p text:style-name="P1"/>
      <text:p text:style-name="P33"><text:bookmark text:name="_agpjntr3wk2r"/><text:bookmark-start text:name="__RefHeading___Toc1350_1366049386"/>2.1.2. Etat des éléments déplaçables<text:bookmark-end text:name="__RefHeading___Toc1350_1366049386"/></text:p>
      <text:p text:style-name="P1"/>
      <text:p text:style-name="P22">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22"/>
      <text:p text:style-name="P22"/>
      <text:p text:style-name="P22"><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33"><text:bookmark text:name="_7y7ik7e3kn0g"/><text:bookmark-start text:name="__RefHeading___Toc1352_1366049386"/>2.1.3. Etat général<text:bookmark-end text:name="__RefHeading___Toc1352_1366049386"/></text:p>
      <text:p text:style-name="P1"/>
      <text:p text:style-name="P22">A un niveau supérieur aux éléments décrits précédemment, nous devons ajouter :</text:p>
      <text:list xml:id="list4917626798704293840" text:style-name="WWNum3">
        <text:list-item>
          <text:p text:style-name="P119">Le nombre total de cellules de la grille</text:p>
        </text:list-item>
        <text:list-item>
          <text:p text:style-name="P119">Un tableau d’éléments “Cellules”</text:p>
        </text:list-item>
        <text:list-item>
          <text:p text:style-name="P119">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text:bookmark text:name="_t8od10stayp5"/><text:bookmark-start text:name="__RefHeading___Toc1354_1366049386"/><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9">Nom</text:p>
          </table:table-cell>
          <table:table-cell table:style-name="Tableau3.A1" office:value-type="string">
            <text:p text:style-name="P29">Rôle de la classe</text:p>
          </table:table-cell>
        </table:table-row>
        <table:table-row table:style-name="Tableau3.1">
          <table:table-cell table:style-name="Tableau3.A1" office:value-type="string">
            <text:p text:style-name="P27">State</text:p>
          </table:table-cell>
          <table:table-cell table:style-name="Tableau3.A1" office:value-type="string">
            <text:p text:style-name="P27">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7">ElementTab</text:p>
          </table:table-cell>
          <table:table-cell table:style-name="Tableau3.A1" office:value-type="string">
            <text:p text:style-name="P27">C'est un tableau composé d’éléments. <text:span text:style-name="T41">Nous lui avons attribué deux classes filles afin que l’une d’elle s’occupe des créatures et l’autre des cellules.</text:span></text:p>
          </table:table-cell>
        </table:table-row>
        <table:table-row table:style-name="Tableau3.1">
          <table:table-cell table:style-name="Tableau3.A1" office:value-type="string">
            <text:p text:style-name="P27">Element</text:p>
          </table:table-cell>
          <table:table-cell table:style-name="Tableau3.A1" office:value-type="string">
            <text:p text:style-name="P27">Peut être une cellule ou un groupe de créatures, permet d'obtenir leur position</text:p>
          </table:table-cell>
        </table:table-row>
        <table:table-row table:style-name="Tableau3.1">
          <table:table-cell table:style-name="Tableau3.A1" office:value-type="string">
            <text:p text:style-name="P27">Player</text:p>
          </table:table-cell>
          <table:table-cell table:style-name="Tableau3.A1" office:value-type="string">
            <text:p text:style-name="P27">Regroupe l'ensemble des variables dl'état du joueur</text:p>
          </table:table-cell>
        </table:table-row>
        <table:table-row table:style-name="Tableau3.1">
          <table:table-cell table:style-name="Tableau3.A1" office:value-type="string">
            <text:p text:style-name="P27">Cell</text:p>
          </table:table-cell>
          <table:table-cell table:style-name="Tableau3.A1" office:value-type="string">
            <text:p text:style-name="P27">Elément fixe de la grille</text:p>
          </table:table-cell>
        </table:table-row>
        <table:table-row table:style-name="Tableau3.1">
          <table:table-cell table:style-name="Tableau3.A1" office:value-type="string">
            <text:p text:style-name="P27">&lt;&lt;enumeration&gt;&gt;</text:p>
            <text:p text:style-name="P27">CellState</text:p>
          </table:table-cell>
          <table:table-cell table:style-name="Tableau3.A1" office:value-type="string">
            <text:p text:style-name="P27">Identifie l'état de la cellule, ce qui permettra plus tard de modifier les phases de combat ayant lieu sur celle-ci.</text:p>
          </table:table-cell>
        </table:table-row>
        <table:table-row table:style-name="Tableau3.1">
          <table:table-cell table:style-name="Tableau3.A1" office:value-type="string">
            <text:p text:style-name="P27">SimpleCell</text:p>
          </table:table-cell>
          <table:table-cell table:style-name="Tableau3.A1" office:value-type="string">
            <text:p text:style-name="P27">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7">SpecialCell</text:p>
          </table:table-cell>
          <table:table-cell table:style-name="Tableau3.A1" office:value-type="string">
            <text:p text:style-name="P27">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7">&lt;&lt;enumeration&gt;&gt;</text:p>
            <text:p text:style-name="P27">ID</text:p>
          </table:table-cell>
          <table:table-cell table:style-name="Tableau3.A1" office:value-type="string">
            <text:p text:style-name="P27">Caractérise le type d’<text:span text:style-name="T41">élément, que ce soit une cellule ou un groupe de créatures</text:span> : sable, boue ou herbe</text:p>
          </table:table-cell>
        </table:table-row>
        <table:table-row table:style-name="Tableau3.1">
          <table:table-cell table:style-name="Tableau3.A1" office:value-type="string">
            <text:p text:style-name="P27">&lt;&lt;enumeration&gt;&gt;</text:p>
            <text:p text:style-name="P27">TypeID</text:p>
          </table:table-cell>
          <table:table-cell table:style-name="Tableau3.A1" office:value-type="string">
            <text:p text:style-name="P27">Caractérise le type d’élément, généralise <text:span text:style-name="T41">l’ensemble des éléments de l’énumération</text:span> précédente.</text:p>
          </table:table-cell>
        </table:table-row>
        <table:table-row table:style-name="Tableau3.1">
          <table:table-cell table:style-name="Tableau3.A1" office:value-type="string">
            <text:p text:style-name="P27">CreaturesGroup</text:p>
          </table:table-cell>
          <table:table-cell table:style-name="Tableau3.A1" office:value-type="string">
            <text:p text:style-name="P27">Elements déplaçables du jeu.</text:p>
          </table:table-cell>
        </table:table-row>
        <table:table-row table:style-name="Tableau3.1">
          <table:table-cell table:style-name="Tableau3.A1" office:value-type="string">
            <text:p text:style-name="P27">&lt;&lt;enumeration&gt;&gt;</text:p>
            <text:p text:style-name="P27">CreaturesID</text:p>
          </table:table-cell>
          <table:table-cell table:style-name="Tableau3.A1" office:value-type="string">
            <text:p text:style-name="P27">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7">PlayerRessources</text:p>
          </table:table-cell>
          <table:table-cell table:style-name="Tableau3.A1" office:value-type="string">
            <text:p text:style-name="P27">Donne l'état des ressources du joueur, peut également les modifier</text:p>
          </table:table-cell>
        </table:table-row>
        <table:table-row table:style-name="Tableau3.1">
          <table:table-cell table:style-name="Tableau3.A1" office:value-type="string">
            <text:p text:style-name="P27">&lt;&lt;enumeration&gt;&gt;</text:p>
            <text:p text:style-name="P27">ClanNameID</text:p>
          </table:table-cell>
          <table:table-cell table:style-name="Tableau3.A1" office:value-type="string">
            <text:p text:style-name="P27">Associe à chaque joueur un type de créatures</text:p>
          </table:table-cell>
        </table:table-row>
      </table:table>
      <text:p text:style-name="P1"/>
      <text:p text:style-name="P30">Voici notre diagramme des classes de l’état :</text:p>
      <text:p text:style-name="P1"/>
      <text:p text:style-name="P1"/>
      <text:p text:style-name="P122"><draw:frame draw:style-name="fr4" draw:name="Image1" text:anchor-type="paragraph" svg:width="25.7cm" svg:height="15.852cm" draw:z-index="4"><draw:image xlink:href="Pictures/1000000000000AAA00000694CA31C01106753193.jpg" xlink:type="simple" xlink:show="embed" xlink:actuate="onLoad"/></draw:frame></text:p>
      <text:p text:style-name="P41">FIGURE 6 – <text:span text:style-name="T11">Diagramme des classes de l’état</text:span></text:p>
      <text:p text:style-name="P31"><text:soft-page-break/></text:p>
      <text:p text:style-name="Heading_20_1"><text:bookmark-start text:name="__RefHeading___Toc1356_1366049386"/>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62"/>
      <text:p text:style-name="P62"><text:tab/>Pour le rendu d’un état, nous découpons la scène à rendre en trois plans :</text:p>
      <text:list xml:id="list5786917684146162312" text:style-name="L1">
        <text:list-item>
          <text:p text:style-name="P87">le plan contenant les cellules</text:p>
        </text:list-item>
        <text:list-item>
          <text:p text:style-name="P87">le plan contenant les créatures disposées sur la carte</text:p>
        </text:list-item>
        <text:list-item>
          <text:p text:style-name="P87">le plan des informations (nombre de créatures que l’on peut placer, pouvoirs disponibles, etc)</text:p>
        </text:list-item>
      </text:list>
      <text:p text:style-name="P62"/>
      <text:p text:style-name="P64"><text:tab/>Chaque plan contiendra deux informations qui seront transmises à la carte graphique : une unique texture contenant les cellules hexagonales et une unique texture avec la position des éléments et les coordonnées dans la texture. </text:p>
      <text:p text:style-name="P64"/>
      <text:p text:style-name="P64"><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64"/>
      <text:p text:style-name="P64"><text:tab/>Nous avons pour cela besoin d’une horloge qui aura comme ordre de grandeur de fréquence 4-12 Hz.</text:p>
      <text:p text:style-name="P64"/>
      <text:p text:style-name="Heading_20_2"><text:bookmark-start text:name="__RefHeading___Toc1329_2030452551"/>3.2. Conception logiciel<text:bookmark-end text:name="__RefHeading___Toc1329_2030452551"/></text:p>
      <text:p text:style-name="P64"/>
      <text:p text:style-name="P66">Voilà notre diagramme des classes de rendu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4"/>
      <text:p text:style-name="P123"><draw:frame draw:style-name="fr4" draw:name="Image2" text:anchor-type="paragraph" svg:width="25.7cm" svg:height="14.924cm" draw:z-index="5"><draw:image xlink:href="Pictures/10000000000009C6000005AD0C26BE66CA21F787.jpg" xlink:type="simple" xlink:show="embed" xlink:actuate="onLoad"/></draw:frame></text:p>
      <text:p text:style-name="P42">FIGURE <text:span text:style-name="T13">7</text:span> – <text:span text:style-name="T11">Diagramme des classes du rendu</text:span></text:p>
      <text:p text:style-name="P84"><text:bookmark-start text:name="__RefHeading___Toc1516_599785842"/><text:span text:style-name="T14">4</text:span>. <text:span text:style-name="T14">Règles de changement d’état et moteur de jeu</text:span><text:bookmark-end text:name="__RefHeading___Toc1516_599785842"/></text:p>
      <text:p text:style-name="P68"/>
      <text:p text:style-name="P86"><text:bookmark-start text:name="__RefHeading___Toc1327_20304525511"/><text:span text:style-name="T16">4</text:span>.1. <text:span text:style-name="T14">Règles de changement d’état</text:span><text:bookmark-end text:name="__RefHeading___Toc1327_20304525511"/></text:p>
      <text:p text:style-name="P63"/>
      <text:p text:style-name="P63"><text:tab/><text:span text:style-name="T14">L’état change à chaque action d’un joueur. A chaque tour, le joueur détient un certain nombre de ressources, de cellules, de créatures à placer, et de points de conquête. </text:span></text:p>
      <text:p text:style-name="P63"/>
      <text:p text:style-name="P73"><text:tab/>Au début du tour, le nombre de ressource<text:span text:style-name="T16">s</text:span> du joueur augmente automatiquement en fonction des cellules conquises. </text:p>
      <text:p text:style-name="P73"/>
      <text:p text:style-name="P73"><text:tab/>Lorsque le joueur conquiert une cellule simple, son nombre de cellules possédées augmente, l’état des cellules correspondantes est mis à jour, tout comme l’état des groupes de créatures.</text:p>
      <text:p text:style-name="P73"><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63"><text:tab/><text:span text:style-name="T15">Si le joueur active le pouvoir d’une cellule spéciale, l’état de ses ressources est mis à jour, ainsi que l’état de la cellule et du groupe de créatures affectés par le pouvoir.</text:span></text:p>
      <text:p text:style-name="P63"><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63"/>
      <text:p text:style-name="P74"><text:tab/>A la fin du tour, le joueur place les créatures non placées qu’il détient sur les cellules qu’il possède, ce qui met à jour l’état des groupes de créatures ainsi que son nombre de créatures restantes à placer.</text:p>
      <text:p text:style-name="P65"/>
      <text:p text:style-name="P86"><text:bookmark-start text:name="__RefHeading___Toc1329_20304525511"/><text:span text:style-name="T16">4</text:span>.2. <text:span text:style-name="T17">Changements en bref</text:span><text:bookmark-end text:name="__RefHeading___Toc1329_20304525511"/></text:p>
      <text:p text:style-name="P68"/>
      <text:p text:style-name="P69"><text:tab/>Ils sont provoqués par des commandes sélectionnées par le joueur. Il s’agira globalement ici de <text:span text:style-name="T28">clics sur des cases avec la souris</text:span>.</text:p>
      <text:p text:style-name="P69"/>
      <text:list xml:id="list8161349763927132677" text:style-name="L2">
        <text:list-item>
          <text:p text:style-name="P89">Commandes principales : </text:p>
          <text:p text:style-name="P88"/>
          <text:list>
            <text:list-item>
              <text:p text:style-name="P89">Démarrer une nouvelle partie</text:p>
              <text:list>
                <text:list-item>
                  <text:p text:style-name="P90">Choix d’un clan de créatures par le joueur</text:p>
                </text:list-item>
              </text:list>
            </text:list-item>
            <text:list-item>
              <text:p text:style-name="P89">Ajouter un groupe de créatures sur la carte</text:p>
            </text:list-item>
            <text:list-item>
              <text:p text:style-name="P89">Déplacer un groupe de créatures déjà présent sur la carte afin de conquérir une cellule (vide ou détenue par l’adversaire), <text:span text:style-name="T18">en deux étapes :</text:span></text:p>
              <text:list>
                <text:list-item>
                  <text:p text:style-name="P92">Sélection de la cellule où se trouve le groupe de créatures</text:p>
                </text:list-item>
                <text:list-item>
                  <text:p text:style-name="P92">Sélection de la cellule où l’on souhaite placer ce groupe</text:p>
                </text:list-item>
              </text:list>
            </text:list-item>
            <text:list-item>
              <text:p text:style-name="P95">Utiliser la capacité spéciale du clan (possible si on dispose de 8 points de conquête à dépenser). <text:span text:style-name="T20">Doit amener à sélectionner la cellule adverse qu’on souhaite attaquer.</text:span></text:p>
            </text:list-item>
            <text:list-item>
              <text:p text:style-name="P95"><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95"/>
            </text:list-item>
          </text:list>
        </text:list-item>
      </text:list>
      <text:p text:style-name="P85"><text:bookmark-start text:name="__RefHeading___Toc1518_599785842"/><text:span text:style-name="T16">4</text:span>.<text:span text:style-name="T17">3</text:span>. <text:span text:style-name="T17">Changements détaillés </text:span><text:bookmark-end text:name="__RefHeading___Toc1518_599785842"/></text:p>
      <text:p text:style-name="P67"/>
      <text:list xml:id="list8029058770491951474" text:style-name="L3">
        <text:list-item>
          <text:p text:style-name="P97">Au début de chaque tour, le joueur gagne automatiquement les ressources liées aux cellules <text:span text:style-name="T25">simples (boue / herbe / sable) </text:span>qu’il possède.</text:p>
        </text:list-item>
      </text:list>
      <text:p text:style-name="P80"/>
      <text:list xml:id="list791303073748753165" text:style-name="L4">
        <text:list-item>
          <text:p text:style-name="P98"><text:span text:style-name="T23">Phase de conquête :</text:span><text:span text:style-name="T22"> durant cette première phase, le joueur peut conquérir des cellules vides ou contenant des groupes des créatures adverses.</text:span></text:p>
        </text:list-item>
      </text:list>
      <text:p text:style-name="P70"/>
      <text:list xml:id="list8194299402892858276" text:style-name="L5">
        <text:list-item>
          <text:p text:style-name="P93">Si le joueur sélectionne une cellule où se trouve l’un de ses groupes de créatures, elle s’éclaircit (passe en mode sélectionnée).</text:p>
          <text:p text:style-name="P93"/>
        </text:list-item>
        <text:list-item>
          <text:p text:style-name="P93">Après avoir sélectionné une cellule où se trouve un groupe, si le joueur sélectionne une autre cellule :</text:p>
          <text:list>
            <text:list-item>
              <text:p text:style-name="P93">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93">la cellule contient un groupe du joueur : il ne se passe rien</text:p>
            </text:list-item>
            <text:list-item>
              <text:p text:style-name="P93">la cellule contient un groupe adverse : on engage un combat. <text:span text:style-name="T19">Le groupe est scindé : une créature reste dans la cellule de départ tandis que les autres se déplacent dans la nouvelle cellule pour mener le combat.</text:span></text:p>
              <text:p text:style-name="P93"/>
            </text:list-item>
          </text:list>
        </text:list-item>
        <text:list-item>
          <text:p text:style-name="P91">Comment se passe un combat ?</text:p>
          <text:p text:style-name="P99">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99"/>
        </text:list-item>
        <text:list-item>
          <text:p text:style-name="P100">Conquête d’une cellule simple : le<text:span text:style-name="T14"> nombre de cellules possédées augmente, l’état des cellules correspondantes est mis à jour, tout comme l’état des groupes de créatures.</text:span></text:p>
          <text:p text:style-name="P100"/>
        </text:list-item>
        <text:list-item>
          <text:p text:style-name="P100">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83"/>
      <text:list xml:id="list205525962223264" text:continue-numbering="true" text:style-name="L5">
        <text:list-item>
          <text:p text:style-name="P96">Utilisation de la capacité spéciale du clan <text:span text:style-name="T20">sur une cellule adverse : dépense de huit points de conquête.</text:span></text:p>
        </text:list-item>
      </text:list>
      <text:p text:style-name="P72"/>
      <text:p text:style-name="P72"/>
      <text:p text:style-name="P72"/>
      <table:table table:name="Tableau4" table:style-name="Tableau4">
        <table:table-column table:style-name="Tableau4.A"/>
        <table:table-column table:style-name="Tableau4.B" table:number-columns-repeated="4"/>
        <text:soft-page-break/>
        <table:table-row table:style-name="Tableau4.1">
          <table:table-cell table:style-name="Tableau4.A1" office:value-type="string">
            <text:p text:style-name="P17">Capacité spéciale</text:p>
          </table:table-cell>
          <table:table-cell table:style-name="Tableau4.A1" office:value-type="string">
            <text:p text:style-name="P17">Cuisiniers</text:p>
          </table:table-cell>
          <table:table-cell table:style-name="Tableau4.A1" office:value-type="string">
            <text:p text:style-name="P17">Forgerons</text:p>
          </table:table-cell>
          <table:table-cell table:style-name="Tableau4.A1" office:value-type="string">
            <text:p text:style-name="P17">Mineurs</text:p>
          </table:table-cell>
          <table:table-cell table:style-name="Tableau4.A1" office:value-type="string">
            <text:p text:style-name="P17">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24"><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24"><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4"><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4"><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1">(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05524855683294" text:continue-numbering="true" text:style-name="L5">
        <text:list-item>
          <text:list>
            <text:list-header>
              <text:p text:style-name="P91"/>
            </text:list-header>
          </text:list>
        </text:list-item>
      </text:list>
      <text:p text:style-name="P75">Etat POISONED : pendant trois tours, chaque créature présente sur la cellule tire un nombre au hasard entre 1 et 6, un autre nombre est tiré par le jeu. Si celui de la créature est le plus faible, elle meurt.</text:p>
      <text:p text:style-name="P75"/>
      <text:list xml:id="list3975059741438752935" text:style-name="L6">
        <text:list-item>
          <text:p text:style-name="P101">Utilisation d’<text:span text:style-name="T24">une capacité liée à une cellule spéciale : dépense du type et du nombre de ressources nécessaires.</text:span></text:p>
          <text:p text:style-name="P101"/>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7">Type de cellule <text:span text:style-name="T26">spéciale</text:span></text:p>
          </table:table-cell>
          <table:table-cell table:style-name="Tableau5.A1" office:value-type="string">
            <text:p text:style-name="P17">Ressources nécessaires</text:p>
          </table:table-cell>
          <table:table-cell table:style-name="Tableau5.A1" office:value-type="string">
            <text:p text:style-name="P17">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6">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70"/>
      <text:list xml:id="list8142666340800411567" text:style-name="L7">
        <text:list-item>
          <text:p text:style-name="P102"><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list xml:id="list205525373076223" text:continue-list="list205524855683294" text:style-name="L5">
        <text:list-item>
          <text:p text:style-name="P93"><text:soft-page-break/>Si le joueur ajoute un groupe de créatures sur la carte, son nombre de groupes disponibles est décrémenté de 1.</text:p>
        </text:list-item>
      </text:list>
      <text:p text:style-name="P71"/>
      <text:p text:style-name="Heading_20_2"><text:bookmark-start text:name="__RefHeading___Toc1520_599785842"/>4.4. Conception logicielle<text:bookmark-end text:name="__RefHeading___Toc1520_599785842"/></text:p>
      <text:p text:style-name="P76"/>
      <text:p text:style-name="P76">Le moteur de jeu reposera sur l’utilisation d’un patron de conception de type Command, et a pour intérêt de permettre au joueur d’effectuer des commandes extérieures qui modifieront l’état du jeu.</text:p>
      <text:p text:style-name="P76"/>
      <text:p text:style-name="P76"><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 <text:span text:style-name="T38">Elles testent la possibilité d’effectuer une action puis si celle ci est possible l’applique.</text:span></text:p>
      <text:p text:style-name="P76"/>
      <text:list xml:id="list5173655628855438492" text:style-name="L8">
        <text:list-item>
          <text:p text:style-name="P103">MoveCharCommand : <text:span text:style-name="T38">vérifie que la cellule visée se trouve parmi les cellules disponibles</text:span></text:p>
        </text:list-item>
        <text:list-item>
          <text:p text:style-name="P103">FightCommand : Teste si un combat doit avoir lieu</text:p>
        </text:list-item>
        <text:list-item>
          <text:p text:style-name="P103">PoisonCommand : Teste si la cellule concernée est POISONED <text:span text:style-name="T38">et appartient au joueur adverse</text:span></text:p>
        </text:list-item>
        <text:list-item>
          <text:p text:style-name="P103">ProtectedCommand : <text:span text:style-name="T38">Vérifie que la cellule visée appartient bien au joueur et qu’elle n’est pas déjà protégée</text:span></text:p>
        </text:list-item>
      </text:list>
      <text:p text:style-name="P76"/>
      <text:p text:style-name="P81"><text:span text:style-name="T9">Classes Action : </text:span><text:span text:style-name="T36">Le rôle de ces classe est d’appliquer les actions que représentent chaque commande </text:span><text:span text:style-name="T37">précédemment citée.</text:span></text:p>
      <text:p text:style-name="P77"/>
      <text:list xml:id="list205524641982286" text:continue-numbering="true" text:style-name="L8">
        <text:list-item>
          <text:p text:style-name="P104"><text:span text:style-name="T35">NewGameAction</text:span> : <text:span text:style-name="T35">génère un nouveau jeu</text:span></text:p>
        </text:list-item>
        <text:list-item>
          <text:p text:style-name="P104">MoveChar<text:span text:style-name="T38">Action</text:span> : déplace un groupe de créatures suivant une cellule de départ et une cellule d’arrivée, indiquées par le joueur</text:p>
        </text:list-item>
        <text:list-item>
          <text:p text:style-name="P104">Fight<text:span text:style-name="T38">Action</text:span> : <text:span text:style-name="T38">E</text:span>n fonction de l’issue du combat, effectue les changements nécessaires</text:p>
        </text:list-item>
        <text:list-item>
          <text:p text:style-name="P104">Poison<text:span text:style-name="T38">Action</text:span> : Tue potentiellement <text:span text:style-name="T38">l</text:span>es créatures présentes <text:span text:style-name="T38">sur la case visée</text:span>.</text:p>
        </text:list-item>
        <text:list-item>
          <text:p text:style-name="P105">ProtectedActon : Apporte les modifications nécessaires lorsqu’une cellule passe à l’état PROTECTED</text:p>
        </text:list-item>
      </text:list>
      <text:p text:style-name="P82"/>
      <text:p text:style-name="P78"><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78"/>
      <text:p text:style-name="P79">Voici notre diagramme des classes pour le moteur :</text:p>
      <text:p text:style-name="P79"/>
      <text:p text:style-name="P79"/>
      <text:p text:style-name="P79"/>
      <text:p text:style-name="P124"><draw:frame draw:style-name="fr4" draw:name="Image3" text:anchor-type="paragraph" svg:width="25.7cm" svg:height="14.492cm" draw:z-index="6"><draw:image xlink:href="Pictures/1000000000000A3B000005C566DDCA536DB6E1C5.jpg" xlink:type="simple" xlink:show="embed" xlink:actuate="onLoad"/></draw:frame></text:p>
      <text:p text:style-name="P126">FIGURE 8 – Diagramme des classes du moteur</text:p>
      <text:p text:style-name="P108"/>
      <text:p text:style-name="P108"/>
      <text:p text:style-name="P38"><text:bookmark-start text:name="__RefHeading___Toc1334_13660493861"/><text:soft-page-break/><text:span text:style-name="T29">5</text:span>. <text:span text:style-name="T29">Intelligence artificielle</text:span><text:bookmark-end text:name="__RefHeading___Toc1334_13660493861"/></text:p>
      <text:p text:style-name="P12"/>
      <text:p text:style-name="P13"><text:tab/>Nous avons pour le moment réussi à mettre en place la possibilité pour les créatures de se déplacer. Il y a alors plusieurs cas pour la cellule de destination :</text:p>
      <text:list xml:id="list6459758376359341637" text:style-name="L9">
        <text:list-item>
          <text:p text:style-name="P106">elle est vide</text:p>
        </text:list-item>
        <text:list-item>
          <text:p text:style-name="P106">elle est occupée par le joueur dont c’est le tour</text:p>
        </text:list-item>
        <text:list-item>
          <text:p text:style-name="P106">elle est occupée par l’adversaire</text:p>
        </text:list-item>
      </text:list>
      <text:p text:style-name="P13"><text:bookmark-start text:name="__DdeLink__1545_1500746452"/></text:p>
      <text:p text:style-name="P35"><text:bookmark-start text:name="__RefHeading___Toc1336_13660493861"/><text:span text:style-name="T29">5</text:span>.1. <text:span text:style-name="T31">Intelligence aléatoire</text:span><text:bookmark-end text:name="__RefHeading___Toc1336_13660493861"/></text:p>
      <text:p text:style-name="P19"/>
      <text:p text:style-name="P19"><text:tab/><text:span text:style-name="T33">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19"><text:tab/><text:span text:style-name="T34">Ensuite, elle en tire 5 au hasard parmi les 10 et les exécute.</text:span></text:p>
      <text:p text:style-name="P58"><text:bookmark-end text:name="__DdeLink__1545_1500746452"/></text:p>
      <text:p text:style-name="P35"><text:bookmark-start text:name="__RefHeading___Toc1336_136604938611"/><text:span text:style-name="T29">5</text:span>.<text:span text:style-name="T29">2</text:span>. <text:span text:style-name="T31">Intelligence heuristique</text:span><text:bookmark-end text:name="__RefHeading___Toc1336_136604938611"/></text:p>
      <text:p text:style-name="P19"/>
      <text:p text:style-name="P57">Nous avons choisi de faire en sorte que cette IA mette la priorité sur les déplacements vers les cellules adverses dans l’optique de le combattre. Le choix d’un déplacement de créatures de l’IA se fait donc ainsi :</text:p>
      <text:p text:style-name="P57"/>
      <text:list xml:id="list6663348092312129668" text:style-name="L10">
        <text:list-item>
          <text:p text:style-name="P107">on détecte les cellules de l’IA qui ont des cellules adverses qui leur sont adjacentes</text:p>
        </text:list-item>
        <text:list-item>
          <text:p text:style-name="P107">parmi ces cellules de l’IA, on récupère les coordonnées de celle qui contient le plus de créatures (on l’appelle par exemple A)</text:p>
        </text:list-item>
        <text:list-item>
          <text:p text:style-name="P107">enfin, parmi les cellules adverses adjacentes de A, on récupère les coordonnées de celles qui comporte le moins de créatures</text:p>
        </text:list-item>
        <text:list-item>
          <text:p text:style-name="P107">on envoie alors la commande de déplacement dans la liste des commandes</text:p>
        </text:list-item>
      </text:list>
      <text:p text:style-name="P20"/>
      <text:p text:style-name="P20"><text:tab/>Dans le cas où l’IA n’est adjacente à aucune cellule de son adversaire, elle effectuera des déplacements aléatoires<text:span text:style-name="T32"> </text:span>de ses créatures vers des cases vides.</text:p>
      <text:p text:style-name="P32"/>
      <text:p text:style-name="P36"><text:bookmark-start text:name="__RefHeading___Toc1691_1135425869"/><text:span text:style-name="T29">5</text:span>.<text:span text:style-name="T39">3</text:span>. <text:span text:style-name="T31">Intelligence avancée</text:span><text:bookmark-end text:name="__RefHeading___Toc1691_1135425869"/></text:p>
      <text:p text:style-name="P21"/>
      <text:p text:style-name="P59">Cette IA se base sur un arbre binaire des états, pour cela nous avons implémenté pour chaque classe action une méthode undo permettant de revenir d’un état à son état précédent afin de parcourir l’arbre aisément et de calculer les différents poids attribués à chaque état afin de déterminer le meilleur chemin possible grâce à la fonction minimax.</text:p>
      <text:p text:style-name="P60">Nous avons en outre commencé à mettre en place des classes de path finding afin de permettre à l’IA de se rapprocher de son adversaire afin de conquérir ses territoires. On utilisera notamment l’algorithme de dijkstra afin de déterminer le chemin le plus court vers l’adversaire. <text:span text:style-name="T40">Les classes relatives à cela sont en cours de tests.</text:span></text:p>
      <text:p text:style-name="P125"><draw:frame draw:style-name="fr3" draw:name="Image4" text:anchor-type="paragraph" svg:y="-1.095cm" svg:width="25.7cm" svg:height="16.868cm" draw:z-index="2"><draw:image xlink:href="Pictures/1000000000000855000005783E4E4B5F2E988A34.jpg" xlink:type="simple" xlink:show="embed" xlink:actuate="onLoad"/></draw:frame></text:p>
      <text:p text:style-name="P43">FIGURE <text:span text:style-name="T30">9</text:span> – <text:span text:style-name="T11">Diagramme des classes de l’intelligence artificie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vertical-align="midd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7T20:55:23.406092118</dc:date>
    <meta:editing-duration>PT4H30M31S</meta:editing-duration>
    <meta:editing-cycles>62</meta:editing-cycles>
    <meta:generator>LibreOffice/5.1.6.2$Linux_X86_64 LibreOffice_project/10m0$Build-2</meta:generator>
    <meta:document-statistic meta:table-count="5" meta:image-count="7" meta:object-count="0" meta:page-count="20" meta:paragraph-count="315" meta:word-count="4270" meta:character-count="25536" meta:non-whitespace-character-count="21607"/>
  </office:meta>
</office:document-meta>
</file>